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43.51pt"/>
    </style:style>
    <style:style style:name="co12" style:family="table-column">
      <style:table-column-properties fo:break-before="auto" style:column-width="107.8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  <table:table-cell table:style-name="ce1" office:value-type="string" calcext:value-type="string">
            <text:p>   5<text:span text:style-name="T1">th</text:span>  Jestha</text:p>
          </table:table-cell>
          <table:table-cell table:style-name="ce1" office:value-type="string" calcext:value-type="string">
            <text:p>   6<text:span text:style-name="T1">th</text:span>  Jestha</text:p>
          </table:table-cell>
          <table:table-cell table:style-name="ce1" office:value-type="string" calcext:value-type="string">
            <text:p>   7<text:span text:style-name="T1">th</text:span>  Jesth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8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8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1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3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3" table:number-rows-repeated="1048551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2:36:38.376997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23T12:40:06.526175889</dc:date>
    <meta:editing-duration>PT3H20M59S</meta:editing-duration>
    <meta:editing-cycles>32</meta:editing-cycles>
    <meta:generator>LibreOffice/5.3.1.2$Linux_X86_64 LibreOffice_project/30m0$Build-2</meta:generator>
    <meta:document-statistic meta:table-count="1" meta:cell-count="384" meta:object-count="0"/>
  </office:meta>
</office:document-meta>
</file>